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20000010C305BD99E2283E670.png" manifest:media-type="image/png"/>
  <manifest:file-entry manifest:full-path="Pictures/10000201000001C100000257535BDD2C4DE78460.png" manifest:media-type="image/png"/>
  <manifest:file-entry manifest:full-path="Pictures/10000201000000FA000000FA647256FD40FD2A1B.png" manifest:media-type="image/png"/>
  <manifest:file-entry manifest:full-path="Pictures/1000020100000314000001C9795B2C53E0A29B16.png" manifest:media-type="image/png"/>
  <manifest:file-entry manifest:full-path="Pictures/100002010000022D000002D716B597D325D463F8.png" manifest:media-type="image/png"/>
  <manifest:file-entry manifest:full-path="Pictures/1000020100000361000001E705AB21B95ABB9204.png" manifest:media-type="image/png"/>
  <manifest:file-entry manifest:full-path="Pictures/10000201000003E80000029B4305BC04C2087A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5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3465a4" draw:marker-start="Arrow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8cm" svg:height="6.094cm" svg:x="11.432cm" svg:y="2.3cm">
          <draw:image xlink:href="Pictures/10000201000001C100000257535BDD2C4DE78460.png" xlink:type="simple" xlink:show="embed" xlink:actuate="onLoad" loext:mime-type="image/png">
            <text:p/>
          </draw:image>
        </draw:frame>
        <draw:frame draw:style-name="gr1" draw:text-style-name="P1" draw:layer="layout" svg:width="8.547cm" svg:height="4.812cm" svg:x="0.153cm" svg:y="1.088cm">
          <draw:image xlink:href="Pictures/1000020100000361000001E705AB21B95ABB9204.png" xlink:type="simple" xlink:show="embed" xlink:actuate="onLoad" loext:mime-type="image/png">
            <text:p/>
          </draw:image>
        </draw:frame>
        <draw:frame draw:style-name="gr1" draw:text-style-name="P1" draw:layer="layout" svg:width="2.277cm" svg:height="2.277cm" svg:x="2.123cm" svg:y="5.723cm">
          <draw:image xlink:href="Pictures/10000201000000FA000000FA647256FD40FD2A1B.png" xlink:type="simple" xlink:show="embed" xlink:actuate="onLoad" loext:mime-type="image/png">
            <text:p/>
          </draw:image>
        </draw:frame>
        <draw:frame draw:style-name="gr1" draw:text-style-name="P1" draw:layer="layout" svg:width="6.166cm" svg:height="3.576cm" svg:x="2.1cm" svg:y="8.624cm">
          <draw:image xlink:href="Pictures/1000020100000314000001C9795B2C53E0A29B16.png" xlink:type="simple" xlink:show="embed" xlink:actuate="onLoad" loext:mime-type="image/png">
            <text:p/>
          </draw:image>
        </draw:frame>
        <draw:frame draw:style-name="gr2" draw:text-style-name="P3" draw:layer="layout" svg:width="5.5cm" svg:height="0.962cm" svg:x="2.1cm" svg:y="0.438cm">
          <draw:text-box>
            <text:p text:style-name="P2"><text:span text:style-name="T1">Software</text:span></text:p>
          </draw:text-box>
        </draw:frame>
        <draw:frame draw:style-name="gr2" draw:text-style-name="P3" draw:layer="layout" svg:width="5.5cm" svg:height="0.962cm" svg:x="11.1cm" svg:y="0.438cm">
          <draw:text-box>
            <text:p text:style-name="P2"><text:span text:style-name="T1">Hardware</text:span></text:p>
          </draw:text-box>
        </draw:frame>
        <draw:frame draw:style-name="gr2" draw:text-style-name="P3" draw:layer="layout" svg:width="5.5cm" svg:height="0.962cm" svg:x="20.1cm" svg:y="0.438cm">
          <draw:text-box>
            <text:p text:style-name="P2"><text:span text:style-name="T1">Paper</text:span></text:p>
          </draw:text-box>
        </draw:frame>
        <draw:frame draw:style-name="gr1" draw:text-style-name="P1" draw:layer="layout" svg:width="4.893cm" svg:height="6.387cm" svg:x="20.707cm" svg:y="1.7cm">
          <draw:image xlink:href="Pictures/100002010000022D000002D716B597D325D463F8.png" xlink:type="simple" xlink:show="embed" xlink:actuate="onLoad" loext:mime-type="image/png">
            <text:p/>
          </draw:image>
        </draw:frame>
        <draw:line draw:style-name="gr3" draw:text-style-name="P4" draw:layer="layout" svg:x1="0.9cm" svg:y1="1.7cm" svg:x2="26.9cm" svg:y2="1.7cm">
          <text:p/>
        </draw:line>
        <draw:frame draw:style-name="gr1" draw:text-style-name="P1" xml:id="id2" draw:id="id2" draw:layer="layout" svg:width="8.669cm" svg:height="5.783cm" svg:x="9.729cm" svg:y="9.717cm">
          <draw:image xlink:href="Pictures/10000201000003E80000029B4305BC04C2087A6D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8.112cm" svg:height="1.739cm" svg:x="0.9cm" svg:y="12.7cm">
          <draw:image xlink:href="Pictures/10000201000004E20000010C305BD99E2283E670.png" xlink:type="simple" xlink:show="embed" xlink:actuate="onLoad" loext:mime-type="image/png">
            <text:p/>
          </draw:image>
        </draw:frame>
        <draw:connector draw:style-name="gr4" draw:text-style-name="P1" draw:layer="layout" draw:line-skew="1cm" svg:x1="4.956cm" svg:y1="14.439cm" svg:x2="14.063cm" svg:y2="15.5cm" draw:start-shape="id1" draw:start-glue-point="2" draw:end-shape="id2" draw:end-glue-point="2" svg:d="M4956 14439v2561h9107v-1500" svg:viewBox="0 0 9108 25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7.94cm" fo:page-height="1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0:48:24.019119441</meta:creation-date>
    <dc:date>2018-12-12T01:01:40.059613223</dc:date>
    <meta:editing-duration>PT3M5S</meta:editing-duration>
    <meta:editing-cycles>3</meta:editing-cycles>
    <meta:generator>LibreOffice/6.1.2.1$Linux_X86_64 LibreOffice_project/10$Build-1</meta:generator>
    <meta:document-statistic meta:object-count="12"/>
  </office:meta>
</office:document-meta>
</file>